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115.99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83.5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, |q|, sec</text:p>
          </table:table-cell>
          <table:table-cell office:value-type="string" calcext:value-type="string">
            <text:p>Avg. time (ns)</text:p>
          </table:table-cell>
          <table:table-cell office:value-type="string" calcext:value-type="string">
            <text:p>Avg. time baseline (ns)</text:p>
          </table:table-cell>
          <table:table-cell office:value-type="string" calcext:value-type="string">
            <text:p>Avg. Power (w)</text:p>
          </table:table-cell>
          <table:table-cell office:value-type="string" calcext:value-type="string">
            <text:p>Avg. Power baseline (w)</text:p>
          </table:table-cell>
          <table:table-cell office:value-type="string" calcext:value-type="string">
            <text:p>Energy used (nJ)</text:p>
          </table:table-cell>
          <table:table-cell office:value-type="string" calcext:value-type="string">
            <text:p>Stdev time (ns)</text:p>
          </table:table-cell>
          <table:table-cell office:value-type="string" calcext:value-type="string">
            <text:p>Median time (n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92, 218, 128</text:p>
          </table:table-cell>
          <table:table-cell office:value-type="float" office:value="83246.295436" calcext:value-type="float">
            <text:p>83246.295436</text:p>
          </table:table-cell>
          <table:table-cell office:value-type="float" office:value="23.632379" calcext:value-type="float">
            <text:p>23.632379</text:p>
          </table:table-cell>
          <table:table-cell office:value-type="float" office:value="14.35" calcext:value-type="float">
            <text:p>14.35</text:p>
          </table:table-cell>
          <table:table-cell office:value-type="float" office:value="17.8" calcext:value-type="float">
            <text:p>17.8</text:p>
          </table:table-cell>
          <table:table-cell table:formula="of:=([.D2]*[.B2])-([.E2]*[.C2])" office:value-type="float" office:value="1194163.6831604" calcext:value-type="float">
            <text:p>1194163.6831604</text:p>
          </table:table-cell>
          <table:table-cell office:value-type="float" office:value="4668.84498564426" calcext:value-type="float">
            <text:p>4668.84498564426</text:p>
          </table:table-cell>
          <table:table-cell office:value-type="float" office:value="82761" calcext:value-type="float">
            <text:p>82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384, 438, 128</text:p>
          </table:table-cell>
          <table:table-cell office:value-type="float" office:value="365572.82308" calcext:value-type="float">
            <text:p>365572.82308</text:p>
          </table:table-cell>
          <table:table-cell office:value-type="float" office:value="23.401959" calcext:value-type="float">
            <text:p>23.401959</text:p>
          </table:table-cell>
          <table:table-cell office:value-type="float" office:value="17.68" calcext:value-type="float">
            <text:p>17.68</text:p>
          </table:table-cell>
          <table:table-cell office:value-type="float" office:value="16.34" calcext:value-type="float">
            <text:p>16.34</text:p>
          </table:table-cell>
          <table:table-cell table:formula="of:=([.D3]*[.B3])-([.E3]*[.C3])" office:value-type="float" office:value="6462945.12404434" calcext:value-type="float">
            <text:p>6462945.12404434</text:p>
          </table:table-cell>
          <table:table-cell office:value-type="float" office:value="13556.498854459" calcext:value-type="float">
            <text:p>13556.498854459</text:p>
          </table:table-cell>
          <table:table-cell office:value-type="float" office:value="362941" calcext:value-type="float">
            <text:p>36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678, 881, 128</text:p>
          </table:table-cell>
          <table:table-cell office:value-type="float" office:value="1492974.40713" calcext:value-type="float">
            <text:p>1492974.40713</text:p>
          </table:table-cell>
          <table:table-cell office:value-type="float" office:value="23.474446" calcext:value-type="float">
            <text:p>23.474446</text:p>
          </table:table-cell>
          <table:table-cell office:value-type="float" office:value="18.69" calcext:value-type="float">
            <text:p>18.69</text:p>
          </table:table-cell>
          <table:table-cell office:value-type="float" office:value="16.1" calcext:value-type="float">
            <text:p>16.1</text:p>
          </table:table-cell>
          <table:table-cell table:formula="of:=([.D4]*[.B4])-([.E4]*[.C4])" office:value-type="float" office:value="27903313.7306791" calcext:value-type="float">
            <text:p>27903313.7306791</text:p>
          </table:table-cell>
          <table:table-cell office:value-type="float" office:value="58842.5867871621" calcext:value-type="float">
            <text:p>58842.5867871621</text:p>
          </table:table-cell>
          <table:table-cell office:value-type="float" office:value="1483720" calcext:value-type="float">
            <text:p>1483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92, 152, 192</text:p>
          </table:table-cell>
          <table:table-cell office:value-type="float" office:value="63062.226111" calcext:value-type="float">
            <text:p>63062.226111</text:p>
          </table:table-cell>
          <table:table-cell office:value-type="float" office:value="23.416216" calcext:value-type="float">
            <text:p>23.416216</text:p>
          </table:table-cell>
          <table:table-cell office:value-type="float" office:value="15.55" calcext:value-type="float">
            <text:p>15.55</text:p>
          </table:table-cell>
          <table:table-cell office:value-type="float" office:value="16.38" calcext:value-type="float">
            <text:p>16.38</text:p>
          </table:table-cell>
          <table:table-cell table:formula="of:=([.D5]*[.B5])-([.E5]*[.C5])" office:value-type="float" office:value="980234.05840797" calcext:value-type="float">
            <text:p>980234.05840797</text:p>
          </table:table-cell>
          <table:table-cell office:value-type="float" office:value="3355.54491897319" calcext:value-type="float">
            <text:p>3355.54491897319</text:p>
          </table:table-cell>
          <table:table-cell office:value-type="float" office:value="62547" calcext:value-type="float">
            <text:p>62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384, 237, 256</text:p>
          </table:table-cell>
          <table:table-cell office:value-type="float" office:value="166291.158363" calcext:value-type="float">
            <text:p>166291.158363</text:p>
          </table:table-cell>
          <table:table-cell office:value-type="float" office:value="23.8392" calcext:value-type="float">
            <text:p>23.8392</text:p>
          </table:table-cell>
          <table:table-cell office:value-type="float" office:value="15.33" calcext:value-type="float">
            <text:p>15.33</text:p>
          </table:table-cell>
          <table:table-cell office:value-type="float" office:value="16.8" calcext:value-type="float">
            <text:p>16.8</text:p>
          </table:table-cell>
          <table:table-cell table:formula="of:=([.D6]*[.B6])-([.E6]*[.C6])" office:value-type="float" office:value="2548842.95914479" calcext:value-type="float">
            <text:p>2548842.95914479</text:p>
          </table:table-cell>
          <table:table-cell office:value-type="float" office:value="10353.8352021987" calcext:value-type="float">
            <text:p>10353.8352021987</text:p>
          </table:table-cell>
          <table:table-cell office:value-type="float" office:value="164375" calcext:value-type="float">
            <text:p>164375</text:p>
          </table:table-cell>
          <table:table-cell table:number-columns-repeated="2"/>
        </table:table-row>
      </table:table>
      <table:table table:name="Su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, |q|, sec</text:p>
          </table:table-cell>
          <table:table-cell office:value-type="string" calcext:value-type="string">
            <text:p>Avg. time (ns)</text:p>
          </table:table-cell>
          <table:table-cell office:value-type="string" calcext:value-type="string">
            <text:p>Avg. time baseline (ns)</text:p>
          </table:table-cell>
          <table:table-cell office:value-type="string" calcext:value-type="string">
            <text:p>Avg. Power (w)</text:p>
          </table:table-cell>
          <table:table-cell office:value-type="string" calcext:value-type="string">
            <text:p>Avg. Power baseline (w)</text:p>
          </table:table-cell>
          <table:table-cell office:value-type="string" calcext:value-type="string">
            <text:p>Energy used (nJ)</text:p>
          </table:table-cell>
          <table:table-cell office:value-type="string" calcext:value-type="string">
            <text:p>Stdev time (ns)</text:p>
          </table:table-cell>
          <table:table-cell office:value-type="string" calcext:value-type="string">
            <text:p>Median time (ns)</text:p>
          </table:table-cell>
        </table:table-row>
        <table:table-row table:style-name="ro1">
          <table:table-cell office:value-type="string" calcext:value-type="string">
            <text:p>8192, 218, 128</text:p>
          </table:table-cell>
          <table:table-cell office:value-type="float" office:value="85549.808727" calcext:value-type="float">
            <text:p>85549.808727</text:p>
          </table:table-cell>
          <table:table-cell office:value-type="float" office:value="23.585305" calcext:value-type="float">
            <text:p>23.585305</text:p>
          </table:table-cell>
          <table:table-cell office:value-type="float" office:value="14.66" calcext:value-type="float">
            <text:p>14.66</text:p>
          </table:table-cell>
          <table:table-cell office:value-type="float" office:value="7.33" calcext:value-type="float">
            <text:p>7.33</text:p>
          </table:table-cell>
          <table:table-cell table:formula="of:=([.D2]*[.B2])-([.E2]*[.C2])" office:value-type="float" office:value="1253987.31565217" calcext:value-type="float">
            <text:p>1253987.31565217</text:p>
          </table:table-cell>
          <table:table-cell office:value-type="float" office:value="5739.54803179411" calcext:value-type="float">
            <text:p>5739.54803179411</text:p>
          </table:table-cell>
          <table:table-cell office:value-type="float" office:value="85087" calcext:value-type="float">
            <text:p>85087</text:p>
          </table:table-cell>
        </table:table-row>
        <table:table-row table:style-name="ro1">
          <table:table-cell office:value-type="string" calcext:value-type="string">
            <text:p>16384, 438, 128</text:p>
          </table:table-cell>
          <table:table-cell office:value-type="float" office:value="377189.590532" calcext:value-type="float">
            <text:p>377189.590532</text:p>
          </table:table-cell>
          <table:table-cell office:value-type="float" office:value="23.579878" calcext:value-type="float">
            <text:p>23.579878</text:p>
          </table:table-cell>
          <table:table-cell office:value-type="float" office:value="17.88" calcext:value-type="float">
            <text:p>17.88</text:p>
          </table:table-cell>
          <table:table-cell office:value-type="float" office:value="8.22" calcext:value-type="float">
            <text:p>8.22</text:p>
          </table:table-cell>
          <table:table-cell table:formula="of:=([.D3]*[.B3])-([.E3]*[.C3])" office:value-type="float" office:value="6743956.052115" calcext:value-type="float">
            <text:p>6743956.052115</text:p>
          </table:table-cell>
          <table:table-cell office:value-type="float" office:value="20221.0643808943" calcext:value-type="float">
            <text:p>20221.0643808943</text:p>
          </table:table-cell>
          <table:table-cell office:value-type="float" office:value="374484" calcext:value-type="float">
            <text:p>374484</text:p>
          </table:table-cell>
        </table:table-row>
        <table:table-row table:style-name="ro1">
          <table:table-cell office:value-type="string" calcext:value-type="string">
            <text:p>32678, 881, 128</text:p>
          </table:table-cell>
          <table:table-cell office:value-type="float" office:value="1517725.54678" calcext:value-type="float">
            <text:p>1517725.54678</text:p>
          </table:table-cell>
          <table:table-cell office:value-type="float" office:value="23.019146" calcext:value-type="float">
            <text:p>23.019146</text:p>
          </table:table-cell>
          <table:table-cell office:value-type="float" office:value="18.73" calcext:value-type="float">
            <text:p>18.73</text:p>
          </table:table-cell>
          <table:table-cell office:value-type="float" office:value="11.51" calcext:value-type="float">
            <text:p>11.51</text:p>
          </table:table-cell>
          <table:table-cell table:formula="of:=([.D4]*[.B4])-([.E4]*[.C4])" office:value-type="float" office:value="28426734.5408189" calcext:value-type="float">
            <text:p>28426734.5408189</text:p>
          </table:table-cell>
          <table:table-cell office:value-type="float" office:value="42247.3637879718" calcext:value-type="float">
            <text:p>42247.3637879718</text:p>
          </table:table-cell>
          <table:table-cell office:value-type="float" office:value="1508910" calcext:value-type="float">
            <text:p>1508910</text:p>
          </table:table-cell>
        </table:table-row>
        <table:table-row table:style-name="ro1">
          <table:table-cell office:value-type="string" calcext:value-type="string">
            <text:p>8192, 152, 192</text:p>
          </table:table-cell>
          <table:table-cell office:value-type="float" office:value="65309.653335" calcext:value-type="float">
            <text:p>65309.653335</text:p>
          </table:table-cell>
          <table:table-cell office:value-type="float" office:value="23.359913" calcext:value-type="float">
            <text:p>23.359913</text:p>
          </table:table-cell>
          <table:table-cell office:value-type="float" office:value="15.6" calcext:value-type="float">
            <text:p>15.6</text:p>
          </table:table-cell>
          <table:table-cell office:value-type="float" office:value="12.32" calcext:value-type="float">
            <text:p>12.32</text:p>
          </table:table-cell>
          <table:table-cell table:formula="of:=([.D5]*[.B5])-([.E5]*[.C5])" office:value-type="float" office:value="1018542.79789784" calcext:value-type="float">
            <text:p>1018542.79789784</text:p>
          </table:table-cell>
          <table:table-cell office:value-type="float" office:value="3750.4309641539" calcext:value-type="float">
            <text:p>3750.4309641539</text:p>
          </table:table-cell>
          <table:table-cell office:value-type="float" office:value="64858" calcext:value-type="float">
            <text:p>64858</text:p>
          </table:table-cell>
        </table:table-row>
        <table:table-row table:style-name="ro1">
          <table:table-cell office:value-type="string" calcext:value-type="string">
            <text:p>16384, 237, 256</text:p>
          </table:table-cell>
          <table:table-cell office:value-type="float" office:value="172020.694721" calcext:value-type="float">
            <text:p>172020.694721</text:p>
          </table:table-cell>
          <table:table-cell office:value-type="float" office:value="23.322694" calcext:value-type="float">
            <text:p>23.322694</text:p>
          </table:table-cell>
          <table:table-cell office:value-type="float" office:value="15.72" calcext:value-type="float">
            <text:p>15.72</text:p>
          </table:table-cell>
          <table:table-cell office:value-type="float" office:value="13.15" calcext:value-type="float">
            <text:p>13.15</text:p>
          </table:table-cell>
          <table:table-cell table:formula="of:=([.D6]*[.B6])-([.E6]*[.C6])" office:value-type="float" office:value="2703858.62758802" calcext:value-type="float">
            <text:p>2703858.62758802</text:p>
          </table:table-cell>
          <table:table-cell office:value-type="float" office:value="12508.0905388679" calcext:value-type="float">
            <text:p>12508.0905388679</text:p>
          </table:table-cell>
          <table:table-cell office:value-type="float" office:value="170790" calcext:value-type="float">
            <text:p>170790</text:p>
          </table:table-cell>
        </table:table-row>
      </table:table>
      <table:table table:name="M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, |q|, sec</text:p>
          </table:table-cell>
          <table:table-cell office:value-type="string" calcext:value-type="string">
            <text:p>Avg. time (ns)</text:p>
          </table:table-cell>
          <table:table-cell office:value-type="string" calcext:value-type="string">
            <text:p>Avg. time (ns, baseline)</text:p>
          </table:table-cell>
          <table:table-cell office:value-type="string" calcext:value-type="string">
            <text:p>Avg. Power (w)</text:p>
          </table:table-cell>
          <table:table-cell office:value-type="string" calcext:value-type="string">
            <text:p>Avg. Power baseline (w)</text:p>
          </table:table-cell>
          <table:table-cell office:value-type="string" calcext:value-type="string">
            <text:p>Energy used (nJ)</text:p>
          </table:table-cell>
          <table:table-cell office:value-type="string" calcext:value-type="string">
            <text:p>Stdev time (ns)</text:p>
          </table:table-cell>
          <table:table-cell office:value-type="string" calcext:value-type="string">
            <text:p>Median time (ns)</text:p>
          </table:table-cell>
        </table:table-row>
        <table:table-row table:style-name="ro1">
          <table:table-cell office:value-type="string" calcext:value-type="string">
            <text:p>8192, 218, 128</text:p>
          </table:table-cell>
          <table:table-cell office:value-type="float" office:value="30363277.7" calcext:value-type="float">
            <text:p>30363277.7</text:p>
          </table:table-cell>
          <table:table-cell office:value-type="float" office:value="22.9042" calcext:value-type="float">
            <text:p>22.9042</text:p>
          </table:table-cell>
          <table:table-cell office:value-type="float" office:value="14.51" calcext:value-type="float">
            <text:p>14.51</text:p>
          </table:table-cell>
          <table:table-cell office:value-type="float" office:value="12.34" calcext:value-type="float">
            <text:p>12.34</text:p>
          </table:table-cell>
          <table:table-cell table:formula="of:=([.D2]*[.B2])-([.E2]*[.C2])" office:value-type="float" office:value="440570876.789172" calcext:value-type="float">
            <text:p>440570876.789172</text:p>
          </table:table-cell>
          <table:table-cell office:value-type="float" office:value="408381.840747982" calcext:value-type="float">
            <text:p>408381.840747982</text:p>
          </table:table-cell>
          <table:table-cell office:value-type="float" office:value="30243400" calcext:value-type="float">
            <text:p>30243400</text:p>
          </table:table-cell>
        </table:table-row>
        <table:table-row table:style-name="ro1">
          <table:table-cell office:value-type="string" calcext:value-type="string">
            <text:p>16384, 438, 128</text:p>
          </table:table-cell>
          <table:table-cell office:value-type="float" office:value="139181510" calcext:value-type="float">
            <text:p>139181510</text:p>
          </table:table-cell>
          <table:table-cell office:value-type="float" office:value="25.7829" calcext:value-type="float">
            <text:p>25.7829</text:p>
          </table:table-cell>
          <table:table-cell office:value-type="float" office:value="14.61" calcext:value-type="float">
            <text:p>14.61</text:p>
          </table:table-cell>
          <table:table-cell office:value-type="float" office:value="14.47" calcext:value-type="float">
            <text:p>14.47</text:p>
          </table:table-cell>
          <table:table-cell table:formula="of:=([.D3]*[.B3])-([.E3]*[.C3])" office:value-type="float" office:value="2033441488.02144" calcext:value-type="float">
            <text:p>2033441488.02144</text:p>
          </table:table-cell>
          <table:table-cell office:value-type="float" office:value="945766.441517143" calcext:value-type="float">
            <text:p>945766.441517143</text:p>
          </table:table-cell>
          <table:table-cell office:value-type="float" office:value="138960500" calcext:value-type="float">
            <text:p>138960500</text:p>
          </table:table-cell>
        </table:table-row>
        <table:table-row table:style-name="ro1">
          <table:table-cell office:value-type="string" calcext:value-type="string">
            <text:p>32678, 881, 128</text:p>
          </table:table-cell>
          <table:table-cell office:value-type="float" office:value="651525763" calcext:value-type="float">
            <text:p>651525763</text:p>
          </table:table-cell>
          <table:table-cell office:value-type="float" office:value="25.8973" calcext:value-type="float">
            <text:p>25.8973</text:p>
          </table:table-cell>
          <table:table-cell office:value-type="float" office:value="15.01" calcext:value-type="float">
            <text:p>15.01</text:p>
          </table:table-cell>
          <table:table-cell office:value-type="float" office:value="14.9" calcext:value-type="float">
            <text:p>14.9</text:p>
          </table:table-cell>
          <table:table-cell table:formula="of:=([.D4]*[.B4])-([.E4]*[.C4])" office:value-type="float" office:value="9779401316.76023" calcext:value-type="float">
            <text:p>9779401316.76023</text:p>
          </table:table-cell>
          <table:table-cell office:value-type="float" office:value="2289943.69031883" calcext:value-type="float">
            <text:p>2289943.69031883</text:p>
          </table:table-cell>
          <table:table-cell office:value-type="float" office:value="651232000" calcext:value-type="float">
            <text:p>651232000</text:p>
          </table:table-cell>
        </table:table-row>
        <table:table-row table:style-name="ro1">
          <table:table-cell office:value-type="string" calcext:value-type="string">
            <text:p>8192, 152, 192</text:p>
          </table:table-cell>
          <table:table-cell office:value-type="float" office:value="22663961.9" calcext:value-type="float">
            <text:p>22663961.9</text:p>
          </table:table-cell>
          <table:table-cell office:value-type="float" office:value="23.0677" calcext:value-type="float">
            <text:p>23.0677</text:p>
          </table:table-cell>
          <table:table-cell office:value-type="float" office:value="14.44" calcext:value-type="float">
            <text:p>14.44</text:p>
          </table:table-cell>
          <table:table-cell office:value-type="float" office:value="14.58" calcext:value-type="float">
            <text:p>14.58</text:p>
          </table:table-cell>
          <table:table-cell table:formula="of:=([.D5]*[.B5])-([.E5]*[.C5])" office:value-type="float" office:value="327267273.508934" calcext:value-type="float">
            <text:p>327267273.508934</text:p>
          </table:table-cell>
          <table:table-cell office:value-type="float" office:value="322181.655465345" calcext:value-type="float">
            <text:p>322181.655465345</text:p>
          </table:table-cell>
          <table:table-cell office:value-type="float" office:value="22578850" calcext:value-type="float">
            <text:p>22578850</text:p>
          </table:table-cell>
        </table:table-row>
        <table:table-row table:style-name="ro1">
          <table:table-cell office:value-type="string" calcext:value-type="string">
            <text:p>16384, 237, 256</text:p>
          </table:table-cell>
          <table:table-cell office:value-type="float" office:value="62539858.4" calcext:value-type="float">
            <text:p>62539858.4</text:p>
          </table:table-cell>
          <table:table-cell office:value-type="float" office:value="25.2865" calcext:value-type="float">
            <text:p>25.2865</text:p>
          </table:table-cell>
          <table:table-cell office:value-type="float" office:value="14.53" calcext:value-type="float">
            <text:p>14.53</text:p>
          </table:table-cell>
          <table:table-cell office:value-type="float" office:value="14.68" calcext:value-type="float">
            <text:p>14.68</text:p>
          </table:table-cell>
          <table:table-cell table:formula="of:=([.D6]*[.B6])-([.E6]*[.C6])" office:value-type="float" office:value="908703771.34618" calcext:value-type="float">
            <text:p>908703771.34618</text:p>
          </table:table-cell>
          <table:table-cell office:value-type="float" office:value="689221.270702987" calcext:value-type="float">
            <text:p>689221.270702987</text:p>
          </table:table-cell>
          <table:table-cell office:value-type="float" office:value="62321550" calcext:value-type="float">
            <text:p>62321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23:06:16.149771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1:24:04.808032823</meta:creation-date>
    <dc:date>2020-02-10T23:31:21.766610927</dc:date>
    <meta:editing-duration>PT53M33S</meta:editing-duration>
    <meta:editing-cycles>23</meta:editing-cycles>
    <meta:generator>LibreOffice/6.0.7.3$Linux_X86_64 LibreOffice_project/00m0$Build-3</meta:generator>
    <meta:document-statistic meta:table-count="3" meta:cell-count="144" meta:object-count="0"/>
  </office:meta>
</office:document-meta>
</file>